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24-09-18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23-09-27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22-09-28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21-09-1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8364" calcext:value-type="float">
            <text:p>24.24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8956" calcext:value-type="float">
            <text:p>22.88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5388" calcext:value-type="float">
            <text:p>22.53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138" calcext:value-type="float">
            <text:p>22.47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3972" calcext:value-type="float">
            <text:p>21.87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01093850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51" meta:object-count="0"/>
    <meta:user-defined meta:name="AppVersion">3.0</meta:user-defined>
  </office:meta>
</office:document-meta>
</file>